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70000019907D04DA9.png" manifest:media-type="image/png"/>
  <manifest:file-entry manifest:full-path="Pictures/10000001000003870000025EA06F5F81.png" manifest:media-type="image/png"/>
  <manifest:file-entry manifest:full-path="Pictures/1000000100000EC3000006203D50C80A.png" manifest:media-type="image/png"/>
  <manifest:file-entry manifest:full-path="Pictures/10000001000005C00000033CC11AE280.png" manifest:media-type="image/png"/>
  <manifest:file-entry manifest:full-path="Pictures/10000001000001EC000001E8A5ACBA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1.339cm" fo:min-width="6.803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42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2" draw:text-style-name="P3" draw:layer="layout" svg:width="7.302cm" svg:height="1.588cm" svg:x="19.415cm" svg:y="4.492cm">
          <text:p text:style-name="P2">View from back solder positions</text:p>
          <draw:enhanced-geometry svg:viewBox="0 0 21600 21600" draw:glue-points="10800 0 0 10800 10800 21600 21600 10800 ?f40 ?f41" draw:text-areas="0 0 21600 21600" draw:type="rectangular-callout" draw:modifiers="-15149.281117349 31631.969792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14.216cm" svg:height="7.996cm" svg:x="1.071cm" svg:y="1.259cm">
          <draw:image xlink:href="Pictures/10000001000005C00000033CC11AE280.png" xlink:type="simple" xlink:show="embed" xlink:actuate="onLoad" draw:mime-type="image/png">
            <text:p/>
          </draw:image>
        </draw:frame>
        <draw:frame draw:style-name="gr1" draw:text-style-name="P1" draw:layer="layout" svg:width="17.665cm" svg:height="7.329cm" svg:x="2.27cm" svg:y="11.795cm">
          <draw:image xlink:href="Pictures/1000000100000EC3000006203D50C80A.png" xlink:type="simple" xlink:show="embed" xlink:actuate="onLoad" draw:mime-type="image/png">
            <text:p/>
          </draw:image>
        </draw:frame>
        <draw:frame draw:style-name="gr1" draw:text-style-name="P1" draw:layer="layout" svg:width="11.004cm" svg:height="7.385cm" svg:x="16.557cm" svg:y="1.952cm">
          <draw:image xlink:href="Pictures/10000001000003870000025EA06F5F81.png" xlink:type="simple" xlink:show="embed" xlink:actuate="onLoad" draw:mime-type="image/png">
            <text:p/>
          </draw:image>
        </draw:frame>
        <draw:frame draw:style-name="gr1" draw:text-style-name="P1" draw:layer="layout" svg:width="5.734cm" svg:height="4.136cm" svg:x="21.637cm" svg:y="13.056cm">
          <draw:image xlink:href="Pictures/10000001000002370000019907D04D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4-12-30T18:05:07.135860545</dc:date>
    <meta:editing-duration>PT9H43M21S</meta:editing-duration>
    <meta:editing-cycles>3</meta:editing-cycles>
    <meta:generator>LibreOffice/24.2.7.2$Linux_X86_64 LibreOffice_project/420$Build-2</meta:generator>
    <meta:document-statistic meta:object-count="6"/>
  </office:meta>
</office:document-meta>
</file>